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343f75" officeooo:paragraph-rsid="00343f75"/>
    </style:style>
    <style:style style:name="P2" style:family="paragraph" style:parent-style-name="Preformatted_20_Text">
      <style:text-properties officeooo:rsid="0035e25f" officeooo:paragraph-rsid="0035e25f"/>
    </style:style>
    <style:style style:name="P3" style:family="paragraph" style:parent-style-name="Preformatted_20_Text">
      <style:paragraph-properties style:border-line-width-bottom="0.088cm 0.026cm 0.026cm" fo:padding="0.074cm" fo:border-left="none" fo:border-right="none" fo:border-top="none" fo:border-bottom="4pt double #000000" style:join-border="false"/>
      <style:text-properties officeooo:rsid="00343f75" officeooo:paragraph-rsid="00343f75"/>
    </style:style>
    <style:style style:name="P4" style:family="paragraph" style:parent-style-name="Preformatted_20_Text">
      <style:text-properties officeooo:rsid="00398c55" officeooo:paragraph-rsid="00398c55"/>
    </style:style>
    <style:style style:name="P5" style:family="paragraph" style:parent-style-name="Preformatted_20_Text">
      <style:text-properties officeooo:rsid="003c8405" officeooo:paragraph-rsid="003c8405"/>
    </style:style>
    <style:style style:name="P6" style:family="paragraph" style:parent-style-name="Preformatted_20_Text">
      <style:text-properties officeooo:rsid="003e3725" officeooo:paragraph-rsid="003e3725"/>
    </style:style>
    <style:style style:name="P7" style:family="paragraph" style:parent-style-name="Preformatted_20_Text">
      <style:text-properties officeooo:rsid="003ec8ef" officeooo:paragraph-rsid="003ec8ef"/>
    </style:style>
    <style:style style:name="P8" style:family="paragraph" style:parent-style-name="Preformatted_20_Text">
      <style:text-properties officeooo:rsid="0040b4a8" officeooo:paragraph-rsid="0040b4a8"/>
    </style:style>
    <style:style style:name="P9" style:family="paragraph" style:parent-style-name="Preformatted_20_Text">
      <style:paragraph-properties style:border-line-width-bottom="0.088cm 0.026cm 0.026cm" fo:padding="0.074cm" fo:border-left="none" fo:border-right="none" fo:border-top="none" fo:border-bottom="4pt double #000000" style:join-border="false"/>
      <style:text-properties officeooo:rsid="00398c55" officeooo:paragraph-rsid="00398c55"/>
    </style:style>
    <style:style style:name="P10" style:family="paragraph" style:parent-style-name="Preformatted_20_Text">
      <style:paragraph-properties style:border-line-width-bottom="0.088cm 0.026cm 0.026cm" fo:padding="0.074cm" fo:border-left="none" fo:border-right="none" fo:border-top="none" fo:border-bottom="4pt double #000000" style:join-border="false"/>
      <style:text-properties officeooo:rsid="003e3725" officeooo:paragraph-rsid="003e37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6">normalcnn.py</text:p>
      <text:p text:style-name="P4"/>
      <text:p text:style-name="P4"/>
      <text:p text:style-name="P4">$ cat out1.txt </text:p>
      <text:p text:style-name="P4">started</text:p>
      <text:p text:style-name="P4">Epoch 1/1</text:p>
      <text:p text:style-name="P4"><text:s text:c="3"/>32/60000 [..............................] - ETA: 3195s - loss: 2.3085 - acc: <text:s text:c="2"/>224/60000 [..............................] - ETA: 469s - loss: 2.2393 - acc: 0 <text:s/>416/60000 [..............................] - ETA: 259s - loss: 2.1132 - acc: 0 <text:s/>608/60000 [..............................] - ETA: 182s - loss: 1.9602 - acc: 0 <text:s/>800/60000 [..............................] - ETA: 142s - loss: 1.8060 - acc: 0 <text:s/>992/60000 [..............................] - ETA: 117s - loss: 1.6418 - acc: 0 1184/60000 [..............................] - ETA: 100s - loss: 1.5336 - acc: 0 1376/60000 [..............................] - ETA: 88s - loss: 1.4171 - acc: 0. 1568/60000 [..............................] - ETA: 79s - loss: 1.3401 - acc: 0. 1760/60000 [..............................] - ETA: 72s - loss: 1.2560 - acc: 0. 1952/60000 [..............................] - ETA: 66s - loss: 1.1949 - acc: 0. 2144/60000 [&gt;.............................] - ETA: 62s - loss: 1.1459 - acc: 0. 2336/60000 [&gt;.............................] - ETA: 58s - loss: 1.0954 - acc: 0. 2528/60000 [&gt;.............................] - ETA: 54s - loss: 1.0426 - acc: 0. 2720/60000 [&gt;.............................] - ETA: 51s - loss: 1.0085 - acc: 0. 2912/60000 [&gt;.............................] - ETA: 49s - loss: 0.9740 - acc: 0. 3104/60000 [&gt;.............................] - ETA: 47s - loss: 0.9481 - acc: 0. 3296/60000 [&gt;.............................] - ETA: 45s - loss: 0.9152 - acc: 0. 3488/60000 [&gt;.............................] - ETA: 43s - loss: 0.8863 - acc: 0. 3680/60000 [&gt;.............................] - ETA: 41s - loss: 0.8618 - acc: 0. 3872/60000 [&gt;.............................] - ETA: 40s - loss: 0.8375 - acc: 0. 4064/60000 [=&gt;............................] - ETA: 39s - loss: 0.8125 - acc: 0. 4256/60000 [=&gt;............................] - ETA: 37s - loss: 0.7932 - acc: 0. 4448/60000 [=&gt;............................] - ETA: 36s - loss: 0.7813 - acc: 0. 4640/60000 [=&gt;............................] - ETA: 35s - loss: 0.7648 - acc: 0. 4832/60000 [=&gt;............................] - ETA: 34s - loss: 0.7476 - acc: 0. 5024/60000 [=&gt;............................] - ETA: 33s - loss: 0.7365 - acc: 0. 5216/60000 [=&gt;............................] - ETA: 33s - loss: 0.7251 - acc: 0. 5408/60000 [=&gt;............................] - ETA: 32s - loss: 0.7082 - acc: 0. 5600/60000 [=&gt;............................] - ETA: 31s - loss: 0.6935 - acc: 0. 5792/60000 [=&gt;............................] - ETA: 31s - loss: 0.6789 - acc: 0. 5984/60000 [=&gt;............................] - ETA: 30s - loss: 0.6672 - acc: 0. 6176/60000 [==&gt;...........................] - ETA: 29s - loss: 0.6563 - acc: 0. 6368/60000 [==&gt;...........................] - ETA: 29s - loss: 0.6422 - acc: 0. 6560/60000 [==&gt;...........................] - ETA: 28s - loss: 0.6310 - acc: 0. 6752/60000 [==&gt;...........................] - ETA: 28s - loss: 0.6226 - acc: 0. 6944/60000 [==&gt;...........................] - ETA: 27s - loss: 0.6108 - acc: 0. 7136/60000 [==&gt;...........................] - ETA: 27s - loss: 0.6002 - acc: 0. 7328/60000 [==&gt;...........................] - ETA: 26s - loss: 0.5935 - acc: 0. 7520/60000 [==&gt;...........................] - ETA: 26s - loss: 0.5826 - acc: 0. 7712/60000 [==&gt;...........................] - ETA: 26s - loss: 0.5752 - acc: 0. 7904/60000 [==&gt;...........................] - ETA: 25s - loss: 0.5674 - acc: 0. 8096/60000 [===&gt;..........................] - ETA: 25s - loss: 0.5612 - acc: 0. 8288/60000 [===&gt;..........................] - ETA: 25s - loss: 0.5560 - acc: 0. 8480/60000 [===&gt;..........................] - ETA: 24s - loss: 0.5489 - acc: 0. 8672/60000 [===&gt;..........................] - ETA: 24s - loss: 0.5420 - acc: 0. 8864/60000 [===&gt;..........................] - ETA: 24s - loss: 0.5365 - acc: 0. 9056/60000 [===&gt;..........................] - ETA: 23s - loss: 0.5316 - acc: 0. 9248/60000 [===&gt;..........................] - ETA: 23s - loss: 0.5247 - acc: 0. 9440/60000 [===&gt;..........................] - ETA: 23s - loss: 0.5195 - acc: 0. 9632/60000 [===&gt;..........................] - ETA: 22s - loss: 0.5130 - acc: 0. 9824/60000 [===&gt;..........................] - ETA: 22s - loss: 0.5093 - acc: 0.10016/60000 [====&gt;.........................] - ETA: 22s - loss: 0.5044 - acc: 0.10208/60000 [====&gt;.........................] - ETA: 22s - loss: 0.4980 - acc: 0.10400/60000 [====&gt;.........................] - ETA: 21s - loss: 0.4935 - acc: 0.10592/60000 [====&gt;.........................] - ETA: 21s - loss: 0.4877 - acc: 0.10784/60000 [====&gt;.........................] - ETA: 21s - loss: 0.4839 - acc: <text:soft-page-break/>0.10976/60000 [====&gt;.........................] - ETA: 21s - loss: 0.4787 - acc: 0.11168/60000 [====&gt;.........................] - ETA: 21s - loss: 0.4748 - acc: 0.11360/60000 [====&gt;.........................] - ETA: 20s - loss: 0.4696 - acc: 0.11552/60000 [====&gt;.........................] - ETA: 20s - loss: 0.4657 - acc: 0.11744/60000 [====&gt;.........................] - ETA: 20s - loss: 0.4613 - acc: 0.11936/60000 [====&gt;.........................] - ETA: 20s - loss: 0.4570 - acc: 0.12128/60000 [=====&gt;........................] - ETA: 20s - loss: 0.4531 - acc: 0.12320/60000 [=====&gt;........................] - ETA: 19s - loss: 0.4489 - acc: 0.12512/60000 [=====&gt;........................] - ETA: 19s - loss: 0.4469 - acc: 0.12704/60000 [=====&gt;........................] - ETA: 19s - loss: 0.4443 - acc: 0.12896/60000 [=====&gt;........................] - ETA: 19s - loss: 0.4401 - acc: 0.13088/60000 [=====&gt;........................] - ETA: 19s - loss: 0.4357 - acc: 0.13280/60000 [=====&gt;........................] - ETA: 19s - loss: 0.4318 - acc: 0.13472/60000 [=====&gt;........................] - ETA: 18s - loss: 0.4288 - acc: 0.13664/60000 [=====&gt;........................] - ETA: 18s - loss: 0.4259 - acc: 0.13856/60000 [=====&gt;........................] - ETA: 18s - loss: 0.4221 - acc: 0.14048/60000 [======&gt;.......................] - ETA: 18s - loss: 0.4193 - acc: 0.14240/60000 [======&gt;.......................] - ETA: 18s - loss: 0.4154 - acc: 0.14432/60000 [======&gt;.......................] - ETA: 18s - loss: 0.4116 - acc: 0.14624/60000 [======&gt;.......................] - ETA: 17s - loss: 0.4086 - acc: 0.14816/60000 [======&gt;.......................] - ETA: 17s - loss: 0.4064 - acc: 0.15008/60000 [======&gt;.......................] - ETA: 17s - loss: 0.4042 - acc: 0.15200/60000 [======&gt;.......................] - ETA: 17s - loss: 0.4024 - acc: 0.15392/60000 [======&gt;.......................] - ETA: 17s - loss: 0.3993 - acc: 0.15584/60000 [======&gt;.......................] - ETA: 17s - loss: 0.3969 - acc: 0.15776/60000 [======&gt;.......................] - ETA: 17s - loss: 0.3939 - acc: 0.15968/60000 [======&gt;.......................] - ETA: 17s - loss: 0.3909 - acc: 0.16160/60000 [=======&gt;......................] - ETA: 16s - loss: 0.3884 - acc: 0.16352/60000 [=======&gt;......................] - ETA: 16s - loss: 0.3860 - acc: 0.16544/60000 [=======&gt;......................] - ETA: 16s - loss: 0.3846 - acc: 0.16736/60000 [=======&gt;......................] - ETA: 16s - loss: 0.3827 - acc: 0.16928/60000 [=======&gt;......................] - ETA: 16s - loss: 0.3806 - acc: 0.17120/60000 [=======&gt;......................] - ETA: 16s - loss: 0.3787 - acc: 0.17312/60000 [=======&gt;......................] - ETA: 16s - loss: 0.3770 - acc: 0.17504/60000 [=======&gt;......................] - ETA: 16s - loss: 0.3750 - acc: 0.17696/60000 [=======&gt;......................] - ETA: 15s - loss: 0.3722 - acc: 0.17888/60000 [=======&gt;......................] - ETA: 15s - loss: 0.3699 - acc: 0.18080/60000 [========&gt;.....................] - ETA: 15s - loss: 0.3678 - acc: 0.18272/60000 [========&gt;.....................] - ETA: 15s - loss: 0.3655 - acc: 0.18464/60000 [========&gt;.....................] - ETA: 15s - loss: 0.3639 - acc: 0.18656/60000 [========&gt;.....................] - ETA: 15s - loss: 0.3619 - acc: 0.18848/60000 [========&gt;.....................] - ETA: 15s - loss: 0.3591 - acc: 0.19040/60000 [========&gt;.....................] - ETA: 15s - loss: 0.3568 - acc: 0.19232/60000 [========&gt;.....................] - ETA: 15s - loss: 0.3548 - acc: 0.19424/60000 [========&gt;.....................] - ETA: 14s - loss: 0.3525 - acc: 0.19616/60000 [========&gt;.....................] - ETA: 14s - loss: 0.3506 - acc: 0.19808/60000 [========&gt;.....................] - ETA: 14s - loss: 0.3487 - acc: 0.20000/60000 [=========&gt;....................] - ETA: 14s - loss: 0.3470 - acc: 0.20192/60000 [=========&gt;....................] - ETA: 14s - loss: 0.3446 - acc: 0.20384/60000 [=========&gt;....................] - ETA: 14s - loss: 0.3431 - acc: 0.20576/60000 [=========&gt;....................] - ETA: 14s - loss: 0.3413 - acc: 0.20768/60000 [=========&gt;....................] - ETA: 14s - loss: 0.3389 - acc: 0.20960/60000 [=========&gt;....................] - ETA: 14s - loss: 0.3376 - acc: 0.21152/60000 [=========&gt;....................] - ETA: 13s - loss: 0.3360 - acc: 0.21344/60000 [=========&gt;....................] - ETA: 13s - loss: 0.3344 - acc: 0.21536/60000 [=========&gt;....................] - ETA: 13s - loss: 0.3324 - acc: 0.21728/60000 [=========&gt;....................] - ETA: 13s - loss: 0.3310 - acc: 0.21920/60000 [=========&gt;....................] - ETA: 13s - loss: 0.3296 - acc: 0.22112/60000 [==========&gt;...................] - ETA: 13s - loss: 0.3275 - acc: 0.22304/60000 [==========&gt;...................] - ETA: 13s - loss: 0.3267 - acc: 0.22496/60000 [==========&gt;...................] - ETA: 13s - loss: 0.3258 - acc: 0.22688/60000 [==========&gt;...................] - ETA: 13s - loss: 0.3246 - acc: 0.22880/60000 [==========&gt;...................] - ETA: 13s - loss: 0.3234 - acc: 0.23072/60000 [==========&gt;...................] - ETA: 13s - loss: 0.3219 - acc: <text:soft-page-break/>0.23264/60000 [==========&gt;...................] - ETA: 12s - loss: 0.3208 - acc: 0.23456/60000 [==========&gt;...................] - ETA: 12s - loss: 0.3196 - acc: 0.23648/60000 [==========&gt;...................] - ETA: 12s - loss:</text:p>
      <text:p text:style-name="P4"><text:s/>0.3186 - acc: 0.23840/60000 [==========&gt;...................] - ETA: 12s - loss: 0.3170 - acc: 0.24032/60000 [===========&gt;..................] - ETA: 12s - loss: 0.3154 - acc: 0.24224/60000 [===========&gt;..................] - ETA: 12s - loss: 0.3140 - acc: 0.24416/60000 [===========&gt;..................] - ETA: 12s - loss: 0.3125 - acc: 0.24608/60000 [===========&gt;..................] - ETA: 12s - loss: 0.3108 - acc: 0.24800/60000 [===========&gt;..................] - ETA: 12s - loss: 0.3092 - acc: 0.24992/60000 [===========&gt;..................] - ETA: 12s - loss: 0.3077 - acc: 0.25184/60000 [===========&gt;..................] - ETA: 12s - loss: 0.3065 - acc: 0.25376/60000 [===========&gt;..................] - ETA: 12s - loss: 0.3050 - acc: 0.25568/60000 [===========&gt;..................] - ETA: 11s - loss: 0.3041 - acc: 0.25760/60000 [===========&gt;..................] - ETA: 11s - loss: 0.3031 - acc: 0.25952/60000 [===========&gt;..................] - ETA: 11s - loss: 0.3019 - acc: 0.26144/60000 [============&gt;.................] - ETA: 11s - loss: 0.3005 - acc: 0.26336/60000 [============&gt;.................] - ETA: 11s - loss: 0.2994 - acc: 0.26528/60000 [============&gt;.................] - ETA: 11s - loss: 0.2984 - acc: 0.26720/60000 [============&gt;.................] - ETA: 11s - loss: 0.2974 - acc: 0.26912/60000 [============&gt;.................] - ETA: 11s - loss: 0.2970 - acc: 0.27104/60000 [============&gt;.................] - ETA: 11s - loss: 0.2959 - acc: 0.27296/60000 [============&gt;.................] - ETA: 11s - loss: 0.2949 - acc: 0.27488/60000 [============&gt;.................] - ETA: 11s - loss: 0.2942 - acc: 0.27680/60000 [============&gt;.................] - ETA: 11s - loss: 0.2930 - acc: 0.27872/60000 [============&gt;.................] - ETA: 10s - loss: 0.2927 - acc: 0.28064/60000 [=============&gt;................] - ETA: 10s - loss: 0.2914 - acc: 0.28256/60000 [=============&gt;................] - ETA: 10s - loss: 0.2906 - acc: 0.28448/60000 [=============&gt;................] - ETA: 10s - loss: 0.2899 - acc: 0.28640/60000 [=============&gt;................] - ETA: 10s - loss: 0.2888 - acc: 0.28832/60000 [=============&gt;................] - ETA: 10s - loss: 0.2882 - acc: 0.29024/60000 [=============&gt;................] - ETA: 10s - loss: 0.2874 - acc: 0.29216/60000 [=============&gt;................] - ETA: 10s - loss: 0.2865 - acc: 0.29408/60000 [=============&gt;................] - ETA: 10s - loss: 0.2858 - acc: 0.29600/60000 [=============&gt;................] - ETA: 10s - loss: 0.2847 - acc: 0.29792/60000 [=============&gt;................] - ETA: 10s - loss: 0.2835 - acc: 0.29984/60000 [=============&gt;................] - ETA: 10s - loss: 0.2823 - acc: 0.30176/60000 [==============&gt;...............] - ETA: 10s - loss: 0.2815 - acc: 0.30368/60000 [==============&gt;...............] - ETA: 9s - loss: 0.2812 - acc: 0.930560/60000 [==============&gt;...............] - ETA: 9s - loss: 0.2804 - acc: 0.930752/60000 [==============&gt;...............] - ETA: 9s - loss: 0.2797 - acc: 0.930944/60000 [==============&gt;...............] - ETA: 9s - loss: 0.2785 - acc: 0.931136/60000 [==============&gt;...............] - ETA: 9s - loss: 0.2774 - acc: 0.931328/60000 [==============&gt;...............] - ETA: 9s - loss: 0.2763 - acc: 0.931520/60000 [==============&gt;...............] - ETA: 9s - loss: 0.2754 - acc: 0.931712/60000 [==============&gt;...............] - ETA: 9s - loss: 0.2747 - acc: 0.931904/60000 [==============&gt;...............] - ETA: 9s - loss: 0.2736 - acc: 0.932096/60000 [===============&gt;..............] - ETA: 9s - loss: 0.2726 - acc: 0.932288/60000 [===============&gt;..............] - ETA: 9s - loss: 0.2716 - acc: 0.932480/60000 [===============&gt;..............] - ETA: 9s - loss: 0.2709 - acc: 0.932672/60000 [===============&gt;..............] - ETA: 9s - loss: 0.2701 - acc: 0.932864/60000 [===============&gt;..............] - ETA: 9s - loss: 0.2689 - acc: 0.933056/60000 [===============&gt;..............] - ETA: 8s - loss: 0.2677 - acc: 0.933248/60000 [===============&gt;..............] - ETA: 8s - loss: 0.2668 - acc: 0.933440/60000 [===============&gt;..............] - ETA: 8s - loss: 0.2659 - acc: 0.933632/60000 [===============&gt;..............] - ETA: 8s - loss: 0.2650 - acc: 0.933824/60000 [===============&gt;..............] - ETA: 8s - loss: 0.2639 - acc: 0.934016/60000 [================&gt;.............] - ETA: 8s - loss: 0.2631 - acc: 0.934208/60000 [================&gt;.............] - ETA: 8s - loss: 0.2620 - acc: 0.934400/60000 [================&gt;.............] - ETA: 8s - loss: 0.2609 - acc: 0.934592/60000 [================&gt;.............] - ETA: 8s - loss: 0.2605 - acc: 0.934784/60000 [================&gt;.............] - ETA: 8s - loss: 0.2602 - acc: 0.934976/60000 [================&gt;.............] - ETA: 8s - loss: 0.2595 - acc: 0.935168/60000 [================&gt;.............] - ETA: 8s - loss: 0.2587 - acc: 0.935360/60000 [================&gt;.............] - ETA: 8s - loss: <text:soft-page-break/>0.2578 - acc: 0.935552/60000 [================&gt;.............] - ETA: 8s - loss: 0.2571 - acc: 0.935744/60000 [================&gt;.............] - ETA: 7s - loss: 0.2563 - acc: 0.935936/60000 [================&gt;.............] - ETA: 7s - loss: 0.2557 - acc: 0.936128/60000 [=================&gt;............] - ETA: 7s - loss: 0.2552 - acc: 0.936320/60000 [=================&gt;............] - ETA: 7s - loss: 0.2544 - acc: 0.936512/60000 [=================&gt;............] - ETA: 7s - loss: 0.2535 - acc: 0.936704/60000 [=================&gt;............] - ETA: 7s - loss: 0.2527 - acc: 0.936896/60000 [=================&gt;............] - ETA: 7s - loss: 0.2520 - acc: 0.937088/60000 [=================&gt;............] - ETA: 7s - loss: 0.2517 - acc: 0.937280/60000 [=================&gt;............] - ETA: 7s - loss: 0.2510 - acc: 0.937472/60000 [=================&gt;............] - ETA: 7s - loss: 0.2502 - acc: 0.937664/60000 [=================&gt;............] - ETA: 7s - loss: 0.2496 - acc: 0.937856/60000 [=================&gt;............] - ETA: 7s - loss: 0.2491 - acc: 0.938048/60000 [==================&gt;...........] - ETA: 7s - loss: 0.2482 - acc: 0.938240/60000 [==================&gt;...........] - ETA: 7s - loss: 0.2475 - acc: 0.938432/60000 [==================&gt;...........] - ETA: 6s - loss: 0.2469 - acc: 0.938624/60000 [==================&gt;...........] - ETA: 6s - loss: 0.2461 - acc: 0.938816/60000 [==================&gt;...........] - ETA: 6s - loss: 0.2454 - acc: 0.939008/60000 [==================&gt;...........] - ETA: 6s - loss: 0.2455 - acc: 0.939200/60000 [==================&gt;...........] - ETA: 6s - loss: 0.2450 - acc: 0.939392/60000 [==================&gt;...........] - ETA: 6s - loss: 0.2443 - acc: 0.939584/60000 [==================&gt;...........] - ETA: 6s - loss: 0.2437 - acc: 0.939776/60000 [==================&gt;...........] - ETA: 6s - loss: 0.2438 - acc: 0.939968/60000 [==================&gt;...........] - ETA: 6s - loss: 0.2433 - acc: 0.940160/60000 [===================&gt;..........] - ETA: 6s - loss: 0.2425 - acc: 0.940352/60000 [===================&gt;..........] - ETA: 6s - loss: 0.2419 - acc: 0.940544/60000 [===================&gt;..........] - ETA: 6s - loss: 0.2413 - acc: 0.940736/60000 [===================&gt;..........] - ETA: 6s - loss: 0.2411 - acc: 0.940928/60000 [===================&gt;..........] - ETA: 6s - loss: 0.2405 - acc: 0.941120/60000 [===================&gt;..........] - ETA: 6s - loss: 0.2398 - acc: 0.941312/60000 [===================&gt;..........] - ETA: 6s - loss: 0.2392 - acc: 0.941504/60000 [===================&gt;..........] - ETA: 5s - loss: 0.2390 - acc: 0.941696/60000 [===================&gt;..........] - ETA: 5s - loss: 0.2386 - acc: 0.941888/60000 [===================&gt;..........] - ETA: 5s - loss: 0.2379 - acc: 0.942080/60000 [====================&gt;.........] - ETA: 5s - loss: 0.2374 - acc: 0.942272/60000 [====================&gt;.........] - ETA: 5s - loss: 0.2369 - acc: 0.942464/60000 [====================&gt;.........] - ETA: 5s - loss: 0.2363 - acc: 0.942656/60000 [====================&gt;.........] - ETA: 5s - loss: 0.2357 - acc: 0.942848/60000 [====================&gt;.........] - ETA: 5s - loss: 0.2351 - acc: 0.943040/60000 [====================&gt;.........] - ETA: 5s - loss: 0.2346 - acc: 0.943232/60000 [====================&gt;.........] - ETA: 5s - loss: 0.2341 - acc: 0.943424/60000 [====================&gt;.........] - ETA: 5s - loss: 0.2337 - acc: 0.943616/60000 [====================&gt;.........] - ETA: 5s - loss: 0.2332 - acc: 0.943808/60000 [====================&gt;.........] - ETA: 5s - loss: 0.2330 - acc: 0.944000/60000 [=====================&gt;........] - ETA: 5s - loss: 0.2327 - acc: 0.944192/60000 [=====================&gt;........] - ETA: 5s - loss: 0.2322 - acc: 0.944384/60000 [=====================&gt;........] - ETA: 4s - loss: 0.2318 - acc: 0.944576/60000 [=====================&gt;........] - ETA: 4s - loss: 0.2317 - acc: 0.944768/60000 [=====================&gt;........] - ETA: 4s - loss: 0.2312 - acc: 0.944960/60000 [=====================&gt;........] - ETA: 4s - loss: 0.2307 - acc: 0.945152/60000 [=====================&gt;........] - ETA: 4s - loss: 0.2301 - acc: 0.945344/60000 [=====================&gt;........] - ETA: 4s - loss: 0.2295 - acc: 0.945536/60000 [=====================&gt;........] - ETA: 4s - loss: 0.2290 - acc: 0.945728/60000 [=====================&gt;........] - ETA: 4s - loss: 0.2284 - acc: 0.945920/60000 [=====================&gt;........] - ETA: 4s - loss: 0.2280 - acc: 0.946112/60000 [======================&gt;.......] - ETA: 4s - loss: 0.2275 - acc: 0.946304/60000 [======================&gt;.......] - ETA: 4s - loss: 0.2271 - acc: 0.946496/60000 [======================&gt;.......] - ETA: 4s - loss: 0.2265 - acc: 0.946688/60000 [======================&gt;.......] - ETA: 4s - loss: 0.2260 - acc: 0.946880/60000 [======================&gt;.......] - ETA: 4s - loss: 0.2254 - acc: 0.947072/60000 [======================&gt;.......] - ETA: 4s - loss: 0.2246 - acc: 0.947264/60000 [======================&gt;.......] - ETA: 4s - loss: 0.2242 - acc: 0.947456/60000 [======================&gt;.......]</text:p>
      <text:p text:style-name="P4"><text:s/>- ETA: 3s - loss: 0.2236 - acc: 0.947648/60000 [======================&gt;.......] <text:soft-page-break/>- ETA: 3s - loss: 0.2230 - acc: 0.947840/60000 [======================&gt;.......] - ETA: 3s - loss: 0.2227 - acc: 0.948032/60000 [=======================&gt;......] - ETA: 3s - loss: 0.2222 - acc: 0.948224/60000 [=======================&gt;......] - ETA: 3s - loss: 0.2218 - acc: 0.948416/60000 [=======================&gt;......] - ETA: 3s - loss: 0.2214 - acc: 0.948608/60000 [=======================&gt;......] - ETA: 3s - loss: 0.2212 - acc: 0.948800/60000 [=======================&gt;......] - ETA: 3s - loss: 0.2210 - acc: 0.948992/60000 [=======================&gt;......] - ETA: 3s - loss: 0.2204 - acc: 0.949184/60000 [=======================&gt;......] - ETA: 3s - loss: 0.2200 - acc: 0.949376/60000 [=======================&gt;......] - ETA: 3s - loss: 0.2200 - acc: 0.949568/60000 [=======================&gt;......] - ETA: 3s - loss: 0.2198 - acc: 0.949760/60000 [=======================&gt;......] - ETA: 3s - loss: 0.2193 - acc: 0.949952/60000 [=======================&gt;......] - ETA: 3s - loss: 0.2187 - acc: 0.950144/60000 [========================&gt;.....] - ETA: 3s - loss: 0.2182 - acc: 0.950336/60000 [========================&gt;.....] - ETA: 3s - loss: 0.2176 - acc: 0.950528/60000 [========================&gt;.....] - ETA: 2s - loss: 0.2171 - acc: 0.950720/60000 [========================&gt;.....] - ETA: 2s - loss: 0.2166 - acc: 0.950912/60000 [========================&gt;.....] - ETA: 2s - loss: 0.2160 - acc: 0.951104/60000 [========================&gt;.....] - ETA: 2s - loss: 0.2154 - acc: 0.951296/60000 [========================&gt;.....] - ETA: 2s - loss: 0.2149 - acc: 0.951488/60000 [========================&gt;.....] - ETA: 2s - loss: 0.2145 - acc: 0.951680/60000 [========================&gt;.....] - ETA: 2s - loss: 0.2140 - acc: 0.951872/60000 [========================&gt;.....] - ETA: 2s - loss: 0.2136 - acc: 0.952064/60000 [=========================&gt;....] - ETA: 2s - loss: 0.2132 - acc: 0.952256/60000 [=========================&gt;....] - ETA: 2s - loss: 0.2129 - acc: 0.952448/60000 [=========================&gt;....] - ETA: 2s - loss: 0.2123 - acc: 0.952640/60000 [=========================&gt;....] - ETA: 2s - loss: 0.2118 - acc: 0.952832/60000 [=========================&gt;....] - ETA: 2s - loss: 0.2115 - acc: 0.953024/60000 [=========================&gt;....] - ETA: 2s - loss: 0.2111 - acc: 0.953216/60000 [=========================&gt;....] - ETA: 2s - loss: 0.2108 - acc: 0.953408/60000 [=========================&gt;....] - ETA: 2s - loss: 0.2103 - acc: 0.953600/60000 [=========================&gt;....] - ETA: 1s - loss: 0.2097 - acc: 0.953792/60000 [=========================&gt;....] - ETA: 1s - loss: 0.2092 - acc: 0.953984/60000 [=========================&gt;....] - ETA: 1s - loss: 0.2089 - acc: 0.954176/60000 [==========================&gt;...] - ETA: 1s - loss: 0.2084 - acc: 0.954368/60000 [==========================&gt;...] - ETA: 1s - loss: 0.2080 - acc: 0.954560/60000 [==========================&gt;...] - ETA: 1s - loss: 0.2076 - acc: 0.954752/60000 [==========================&gt;...] - ETA: 1s - loss: 0.2073 - acc: 0.954944/60000 [==========================&gt;...] - ETA: 1s - loss: 0.2069 - acc: 0.955136/60000 [==========================&gt;...] - ETA: 1s - loss: 0.2068 - acc: 0.955328/60000 [==========================&gt;...] - ETA: 1s - loss: 0.2065 - acc: 0.955520/60000 [==========================&gt;...] - ETA: 1s - loss: 0.2061 - acc: 0.955712/60000 [==========================&gt;...] - ETA: 1s - loss: 0.2058 - acc: 0.955904/60000 [==========================&gt;...] - ETA: 1s - loss: 0.2054 - acc: 0.956096/60000 [===========================&gt;..] - ETA: 1s - loss: 0.2050 - acc: 0.956288/60000 [===========================&gt;..] - ETA: 1s - loss: 0.2049 - acc: 0.956480/60000 [===========================&gt;..] - ETA: 1s - loss: 0.2044 - acc: 0.956672/60000 [===========================&gt;..] - ETA: 1s - loss: 0.2040 - acc: 0.956864/60000 [===========================&gt;..] - ETA: 0s - loss: 0.2036 - acc: 0.957056/60000 [===========================&gt;..] - ETA: 0s - loss: 0.2031 - acc: 0.957248/60000 [===========================&gt;..] - ETA: 0s - loss: 0.2028 - acc: 0.957440/60000 [===========================&gt;..] - ETA: 0s - loss: 0.2023 - acc: 0.957632/60000 [===========================&gt;..] - ETA: 0s - loss: 0.2019 - acc: 0.957824/60000 [===========================&gt;..] - ETA: 0s - loss: 0.2015 - acc: 0.958016/60000 [============================&gt;.] - ETA: 0s - loss: 0.2010 - acc: 0.958208/60000 [============================&gt;.] - ETA: 0s - loss: 0.2009 - acc: 0.958400/60000 [============================&gt;.] - ETA: 0s - loss: 0.2006 - acc: 0.958592/60000 [============================&gt;.] - ETA: 0s - loss: 0.2003 - acc: 0.958784/60000 [============================&gt;.] - ETA: 0s - loss: 0.1998 - acc: 0.958976/60000 [============================&gt;.] - ETA: 0s - loss: 0.1993 - acc: 0.959168/60000 [============================&gt;.] - ETA: 0s - loss: 0.1990 - acc: 0.959360/60000 [============================&gt;.] - ETA: 0s - loss: 0.1986 - acc: 0.959552/60000 [============================&gt;.] - ETA: 0s - loss: 0.1982 - acc: 0.959744/60000 [============================&gt;.] - ETA: 0s - loss: 0.1977 - acc: 0.959936/60000 [============================&gt;.] <text:soft-page-break/>- ETA: 0s - loss: 0.1975 - acc: 0.960000/60000 [==============================] - 18s - loss: 0.1974 - acc: 0.9392 <text:s text:c="3"/></text:p>
      <text:p text:style-name="P4">completed</text:p>
      <text:p text:style-name="P4">[eet162639@login03 ~]</text:p>
      <text:p text:style-name="P4">$ </text:p>
      <text:p text:style-name="P9"/>
      <text:p text:style-name="P4"/>
      <text:p text:style-name="P4"/>
      <text:p text:style-name="P6">custom_data_cnn_with_comments.py</text:p>
      <text:p text:style-name="P6"/>
      <text:p text:style-name="P6"/>
      <text:p text:style-name="P8">$ cat err1.txt </text:p>
      <text:p text:style-name="P8">/home/apps/PYTHONPACKAGES/2.7.13/ucs4/gnu/447/SCIKIT-LEARN/0.18.1/gnu/lib/python2.7/site-packages/sklearn/cross_validation.py:44: DeprecationWarning: This module was deprecated in version 0.18 in favor of the model_selection module into which all the refactored classes and functions are moved. Also note that the interface of the new CV iterators are different from that of this module. This module will be removed in 0.20.</text:p>
      <text:p text:style-name="P8"><text:s text:c="2"/>"This module will be removed in 0.20.", DeprecationWarning)</text:p>
      <text:p text:style-name="P8">Using TensorFlow backend.</text:p>
      <text:p text:style-name="P8"/>
      <text:p text:style-name="P8">2018-02-27 18:01:11.660535: W tensorflow/core/platform/cpu_feature_guard.cc:45] The TensorFlow library wasn't compiled to use SSE4.1 instructions, but these are available on your machine and could speed up CPU computations.</text:p>
      <text:p text:style-name="P8"/>
      <text:p text:style-name="P8">2018-02-27 18:01:11.660649: W tensorflow/core/platform/cpu_feature_guard.cc:45] The TensorFlow library wasn't compiled to use SSE4.2 instructions, but these are available on your machine and could speed up CPU computations.</text:p>
      <text:p text:style-name="P8"/>
      <text:p text:style-name="P8">2018-02-27 18:01:11.660668: W tensorflow/core/platform/cpu_feature_guard.cc:45] The TensorFlow library wasn't compiled to use AVX instructions, but these are available on your machine and could speed up CPU computations.</text:p>
      <text:p text:style-name="P8"/>
      <text:p text:style-name="P8">2018-02-27 18:01:11.660682: W tensorflow/core/platform/cpu_feature_guard.cc:45] The TensorFlow library wasn't compiled to use AVX2 instructions, but these are available on your machine and could speed up CPU computations.</text:p>
      <text:p text:style-name="P8"/>
      <text:p text:style-name="P8">2018-02-27 18:01:11.660695: W tensorflow/core/platform/cpu_feature_guard.cc:45] The TensorFlow library wasn't compiled to use FMA instructions, but these are </text:p>
      <text:p text:style-name="P8">available on your machine and could speed up CPU computations.</text:p>
      <text:p text:style-name="P8"/>
      <text:p text:style-name="P8">/var/spool/PBS/mom_priv/jobs/550273.hn1.hpc.iitd.ac.in.SC: line 16: 21465 Segmentation fault <text:s text:c="5"/>(core dumped) python custom_data_cnn_with_comments.py</text:p>
      <text:p text:style-name="P8">[eet162639@login03 ~]</text:p>
      <text:p text:style-name="P8">$ </text:p>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8:04:19.600161794</dc:date>
    <meta:editing-duration>PT6H44M26S</meta:editing-duration>
    <meta:editing-cycles>18</meta:editing-cycles>
    <meta:generator>LibreOffice/5.1.6.2$Linux_X86_64 LibreOffice_project/10m0$Build-2</meta:generator>
    <meta:document-statistic meta:table-count="0" meta:image-count="0" meta:object-count="0" meta:page-count="6" meta:paragraph-count="24" meta:word-count="3408" meta:character-count="27036" meta:non-whitespace-character-count="23625"/>
  </office:meta>
</office:document-meta>
</file>